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380000073B102526B8DEB85C47.png" manifest:media-type="image/png"/>
  <manifest:file-entry manifest:full-path="Pictures/100000010000020C0000014C635F70231DEB5856.png" manifest:media-type="image/png"/>
  <manifest:file-entry manifest:full-path="Pictures/10000001000002940000014C8555D1BC43BB026D.png" manifest:media-type="image/png"/>
  <manifest:file-entry manifest:full-path="Pictures/10000001000001FD000002D00BF91A561CFFF368.png" manifest:media-type="image/png"/>
  <manifest:file-entry manifest:full-path="Pictures/10000001000003DA000002FA7E3E559B095946AE.png" manifest:media-type="image/png"/>
  <manifest:file-entry manifest:full-path="Pictures/10000000000004380000073B100FC610267FEC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2cm" draw:marker-end="Arrowheads_20_3" draw:marker-end-width="0.422cm" draw:fill="none" draw:textarea-vertical-align="middle" fo:padding-top="0.166cm" fo:padding-bottom="0.166cm" fo:padding-left="0.291cm" fo:padding-right="0.291cm"/>
    </style:style>
    <style:style style:name="gr6" style:family="graphic" style:parent-style-name="objectwithoutfill">
      <style:graphic-properties svg:stroke-width="0.081cm" svg:stroke-color="#000000" draw:marker-start-width="0.322cm" draw:marker-end="Arrowheads_20_4" draw:marker-end-width="0.422cm" draw:fill="none" draw:textarea-vertical-align="middle" fo:padding-top="0.166cm" fo:padding-bottom="0.166cm" fo:padding-left="0.291cm" fo:padding-right="0.2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cm" fo:min-width="0cm"/>
      <style:paragraph-properties style:writing-mode="lr-tb"/>
    </style:style>
    <style:style style:name="gr8" style:family="graphic" style:parent-style-name="objectwithoutfill">
      <style:graphic-properties svg:stroke-width="0.081cm" svg:stroke-color="#000000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objectwithoutfill">
      <style:graphic-properties svg:stroke-width="0.081cm" svg:stroke-color="#000000" draw:marker-start-width="0.322cm" draw:marker-end="Arrowheads_20_6" draw:marker-end-width="0.422cm" draw:fill="none" draw:textarea-vertical-align="middle" fo:padding-top="0.166cm" fo:padding-bottom="0.166cm" fo:padding-left="0.291cm" fo:padding-right="0.291cm"/>
    </style:style>
    <style:style style:name="gr11" style:family="graphic" style:parent-style-name="objectwithoutfill">
      <style:graphic-properties svg:stroke-width="0.081cm" svg:stroke-color="#000000" draw:marker-start-width="0.322cm" draw:marker-end="Arrowheads_20_9" draw:marker-end-width="0.422cm" draw:fill="none" draw:textarea-vertical-align="middle" fo:padding-top="0.166cm" fo:padding-bottom="0.166cm" fo:padding-left="0.291cm" fo:padding-right="0.29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0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50pt" fo:font-weight="bold" style:font-size-asian="50pt" style:font-weight-asian="bold" style:font-size-complex="50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custom-shape draw:name="Textfeld 3" draw:style-name="gr1" draw:text-style-name="P2" draw:layer="layout" svg:width="9.795cm" svg:height="1.013cm" svg:x="0.309cm" svg:y="0.412cm">
          <text:p text:style-name="P1"><text:span text:style-name="T1">Matrikelnummer: </text:span><text:span text:style-name="T2">123456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2" draw:text-style-name="P2" draw:layer="layout" svg:width="9.795cm" svg:height="1.013cm" svg:x="23.705cm" svg:y="0.487cm">
          <text:p text:style-name="P3"><text:span text:style-name="T1">Christopher Bes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574cm" svg:height="9.554cm" svg:x="0.883cm" svg:y="8cm">
          <draw:image xlink:href="Pictures/10000000000004380000073B100FC610267FECB5.png" xlink:type="simple" xlink:show="embed" xlink:actuate="onLoad" draw:mime-type="image/png">
            <text:p/>
          </draw:image>
        </draw:frame>
        <draw:frame draw:style-name="gr4" draw:text-style-name="P5" draw:layer="layout" svg:width="2.542cm" svg:height="0.962cm" svg:x="2.457cm" svg:y="17.538cm">
          <draw:text-box>
            <text:p>Square</text:p>
          </draw:text-box>
        </draw:frame>
        <draw:frame draw:style-name="gr3" draw:text-style-name="P4" xml:id="id1" draw:id="id1" draw:layer="layout" svg:width="2.5cm" svg:height="1.932cm" svg:x="17.189cm" svg:y="11.973cm">
          <draw:image xlink:href="Pictures/10000001000003DA000002FA7E3E559B095946AE.png" xlink:type="simple" xlink:show="embed" xlink:actuate="onLoad" draw:mime-type="image/png">
            <text:p/>
          </draw:image>
        </draw:frame>
        <draw:frame draw:style-name="gr3" draw:text-style-name="P4" xml:id="id3" draw:id="id3" draw:layer="layout" svg:width="1.768cm" svg:height="2.5cm" svg:x="17.962cm" svg:y="15cm">
          <draw:image xlink:href="Pictures/10000001000001FD000002D00BF91A561CFFF368.png" xlink:type="simple" xlink:show="embed" xlink:actuate="onLoad" draw:mime-type="image/png">
            <text:p/>
          </draw:image>
        </draw:frame>
        <draw:connector draw:style-name="gr5" draw:text-style-name="P6" draw:layer="layout" draw:type="curve" svg:x1="19.689cm" svg:y1="12.939cm" svg:x2="22.592cm" svg:y2="15.367cm" draw:start-shape="id1" draw:start-glue-point="1" draw:end-shape="id2" draw:end-glue-point="3" svg:d="M19689 12939c2178 0 727 2428 2903 2428" svg:viewBox="0 0 2904 2429">
          <text:p/>
        </draw:connector>
        <draw:connector draw:style-name="gr6" draw:text-style-name="P6" draw:layer="layout" draw:type="curve" svg:x1="19.73cm" svg:y1="16.25cm" svg:x2="22.592cm" svg:y2="15.367cm" draw:start-shape="id3" draw:start-glue-point="1" draw:end-shape="id2" draw:end-glue-point="3" svg:d="M19730 16250c2146 0 716-883 2862-883" svg:viewBox="0 0 2863 884">
          <text:p/>
        </draw:connector>
        <draw:frame draw:style-name="gr4" draw:text-style-name="P5" draw:layer="layout" svg:width="2.792cm" svg:height="0.962cm" svg:x="17.189cm" svg:y="13.905cm">
          <draw:text-box>
            <text:p><text:span text:style-name="T3">Earable</text:span></text:p>
          </draw:text-box>
        </draw:frame>
        <draw:frame draw:style-name="gr7" draw:text-style-name="P5" draw:layer="layout" svg:width="2.5cm" svg:height="0.97cm" svg:x="17.462cm" svg:y="17.53cm">
          <draw:text-box>
            <text:p><text:span text:style-name="T3">Phone</text:span></text:p>
          </draw:text-box>
        </draw:frame>
        <draw:frame draw:style-name="gr4" draw:text-style-name="P8" xml:id="id4" draw:id="id4" draw:layer="layout" svg:width="4.481cm" svg:height="1.673cm" svg:x="28.981cm" svg:y="11.368cm">
          <draw:text-box>
            <text:p text:style-name="P7"><text:span text:style-name="T3">New</text:span></text:p>
            <text:p text:style-name="P7"><text:span text:style-name="T3">System State</text:span></text:p>
          </draw:text-box>
        </draw:frame>
        <draw:frame draw:style-name="gr4" draw:text-style-name="P10" draw:layer="layout" svg:width="5.265cm" svg:height="0.962cm" svg:x="22.697cm" svg:y="17.038cm">
          <draw:text-box>
            <text:p text:style-name="P9"><text:span text:style-name="T3">C</text:span><text:span text:style-name="T3">o</text:span><text:span text:style-name="T3">r</text:span><text:span text:style-name="T3">r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S</text:span><text:span text:style-name="T3">t</text:span><text:span text:style-name="T3">e</text:span><text:span text:style-name="T3">p</text:span></text:p>
          </draw:text-box>
        </draw:frame>
        <draw:frame draw:style-name="gr3" draw:text-style-name="P4" xml:id="id2" draw:id="id2" draw:layer="layout" svg:width="5.816cm" svg:height="2.925cm" svg:x="22.592cm" svg:y="13.905cm">
          <draw:image xlink:href="Pictures/10000001000002940000014C8555D1BC43BB026D.png" xlink:type="simple" xlink:show="embed" xlink:actuate="onLoad" draw:mime-type="image/png">
            <text:p/>
          </draw:image>
        </draw:frame>
        <draw:connector draw:style-name="gr8" draw:text-style-name="P6" draw:layer="layout" draw:type="curve" svg:x1="28.408cm" svg:y1="15.367cm" svg:x2="31.221cm" svg:y2="13.041cm" draw:start-shape="id2" draw:start-glue-point="1" draw:end-shape="id4" draw:end-glue-point="2" svg:d="M28408 15367c1876 0 2813-775 2813-2326" svg:viewBox="0 0 2814 2327">
          <text:p/>
        </draw:connector>
        <draw:frame draw:style-name="gr3" draw:text-style-name="P4" xml:id="id5" draw:id="id5" draw:layer="layout" svg:width="4.5cm" svg:height="2.851cm" svg:x="23.092cm" svg:y="8.5cm">
          <draw:image xlink:href="Pictures/100000010000020C0000014C635F70231DEB5856.png" xlink:type="simple" xlink:show="embed" xlink:actuate="onLoad" draw:mime-type="image/png">
            <text:p/>
          </draw:image>
        </draw:frame>
        <draw:frame draw:style-name="gr9" draw:text-style-name="P10" draw:layer="layout" svg:width="5.163cm" svg:height="0.962cm" svg:x="22.799cm" svg:y="11.368cm">
          <draw:text-box>
            <text:p text:style-name="P9"><text:span text:style-name="T3">Prediction Step</text:span></text:p>
          </draw:text-box>
        </draw:frame>
        <draw:connector draw:style-name="gr10" draw:text-style-name="P6" draw:layer="layout" draw:type="curve" svg:x1="27.592cm" svg:y1="9.925cm" svg:x2="31.221cm" svg:y2="11.368cm" draw:start-shape="id5" draw:start-glue-point="1" draw:end-shape="id4" draw:end-glue-point="0" svg:d="M27592 9925c2420 0 3629 481 3629 1443" svg:viewBox="0 0 3630 1444">
          <text:p/>
        </draw:connector>
        <draw:frame draw:style-name="gr4" draw:text-style-name="P8" xml:id="id6" draw:id="id6" draw:layer="layout" svg:width="4.481cm" svg:height="1.673cm" svg:x="15.5cm" svg:y="8.962cm">
          <draw:text-box>
            <text:p text:style-name="P7"><text:span text:style-name="T3">O</text:span><text:span text:style-name="T3">ld</text:span></text:p>
            <text:p text:style-name="P7"><text:span text:style-name="T3">S</text:span><text:span text:style-name="T3">y</text:span><text:span text:style-name="T3">st</text:span><text:span text:style-name="T3">e</text:span><text:span text:style-name="T3">m </text:span><text:span text:style-name="T3">S</text:span><text:span text:style-name="T3">ta</text:span><text:span text:style-name="T3">te</text:span></text:p>
          </draw:text-box>
        </draw:frame>
        <draw:connector draw:style-name="gr11" draw:text-style-name="P6" draw:layer="layout" draw:type="curve" svg:x1="19.981cm" svg:y1="9.798cm" svg:x2="23.092cm" svg:y2="9.925cm" draw:start-shape="id6" draw:start-glue-point="1" draw:end-shape="id5" draw:end-glue-point="3" svg:d="M19981 9798c2334 0 779 127 3111 127" svg:viewBox="0 0 3112 128">
          <text:p/>
        </draw:connector>
        <draw:frame draw:style-name="gr12" draw:text-style-name="P5" draw:layer="layout" svg:width="12cm" svg:height="4.5cm" svg:x="10.933cm" svg:y="0.9cm">
          <draw:text-box>
            <text:list text:style-name="L2">
              <text:list-header>
                <text:p><text:span text:style-name="T4">e</text:span><text:span text:style-name="T4">a</text:span><text:span text:style-name="T4">r</text:span><text:span text:style-name="T4">a</text:span><text:span text:style-name="T4">b</text:span><text:span text:style-name="T4">l</text:span><text:span text:style-name="T4">e</text:span><text:span text:style-name="T4">_</text:span><text:span text:style-name="T4">p</text:span><text:span text:style-name="T4">d</text:span><text:span text:style-name="T4">r</text:span></text:p>
              </text:list-header>
              <text:list-item>
                <text:p>Map your walked path without GPS</text:p>
              </text:list-item>
              <text:list-item>
                <text:p>Earable → heading</text:p>
              </text:list-item>
              <text:list-item>
                <text:p>Phone in pocket → walking pace</text:p>
              </text:list-item>
            </text:list>
          </draw:text-box>
        </draw:frame>
        <draw:connector draw:style-name="gr11" draw:text-style-name="P6" draw:layer="layout" draw:type="curve" svg:x1="19.981cm" svg:y1="9.798cm" svg:x2="22.592cm" svg:y2="15.367cm" draw:start-shape="id6" draw:start-glue-point="1" draw:end-shape="id2" draw:end-glue-point="3" svg:d="M19981 9798c1959 0 654 5569 2611 5569" svg:viewBox="0 0 2612 5570">
          <text:p/>
        </draw:connector>
        <draw:frame draw:style-name="gr3" draw:text-style-name="P4" draw:layer="layout" svg:width="5.543cm" svg:height="9.5cm" svg:x="6.957cm" svg:y="8cm">
          <draw:image xlink:href="Pictures/10000001000004380000073B102526B8DEB85C47.png" xlink:type="simple" xlink:show="embed" xlink:actuate="onLoad" draw:mime-type="image/png">
            <text:p/>
          </draw:image>
        </draw:frame>
        <draw:frame draw:style-name="gr4" draw:text-style-name="P5" draw:layer="layout" svg:width="4.024cm" svg:height="0.962cm" svg:x="7.933cm" svg:y="17.538cm">
          <draw:text-box>
            <text:p>Curved Path</text:p>
          </draw:text-box>
        </draw:frame>
        <draw:frame draw:style-name="gr4" draw:text-style-name="P11" draw:layer="layout" svg:width="7.081cm" svg:height="1.826cm" svg:x="2.419cm" svg:y="5.5cm">
          <draw:text-box>
            <text:p><text:span text:style-name="T5">Examples</text:span></text:p>
          </draw:text-box>
        </draw:frame>
        <draw:frame draw:style-name="gr4" draw:text-style-name="P11" draw:layer="layout" svg:width="9.434cm" svg:height="1.826cm" svg:x="21.419cm" svg:y="5.5cm">
          <draw:text-box>
            <text:p><text:span text:style-name="T5">Ka</text:span><text:span text:style-name="T5">lm</text:span><text:span text:style-name="T5">an </text:span><text:span text:style-name="T5">Fil</text:span><text:span text:style-name="T5">te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loext:theme loext:name="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e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Mastertit</text:span><text:span text:style-name="MT1">elformat </text:span><text:span text:style-name="MT1">bearbeite</text:span><text:span text:style-name="MT1">n</text:span></text:p>
        </draw:text-box>
      </draw:frame>
      <draw:frame draw:name="Datumsplatzhalt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ußzeilenplatzhalt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Tobias Roeddiger</meta:initial-creator>
    <meta:editing-cycles>11</meta:editing-cycles>
    <meta:creation-date>2023-11-28T08:12:02</meta:creation-date>
    <dc:date>2025-01-09T18:22:16.858828451</dc:date>
    <meta:editing-duration>PT1H12M34S</meta:editing-duration>
    <meta:generator>LibreOffice/7.4.7.2$Linux_X86_64 LibreOffice_project/40$Build-2</meta:generator>
    <meta:document-statistic meta:object-count="47"/>
    <meta:user-defined meta:name="AppVersion">16.0000</meta:user-defined>
    <meta:user-defined meta:name="PresentationFormat">Breitbild</meta:user-defined>
    <meta:user-defined meta:name="Slides" meta:value-type="float">1</meta:user-defined>
  </office:meta>
</office:document-meta>
</file>